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Artifact.getAttribu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Artifact.getExtraAttribute( String att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Artifact.getQualifiedExtraAttribu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Artifact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Artifact.AbstractArtifa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bstractArtifact.equals( Object obj )</text:p>
          </table:table-cell>
          <table:table-cell office:value-type="float" office:value="8">
            <text:p text:style-name="Table_20_Contents">8</text:p>
          </table:table-cell>
          <table:table-cell office:value-type="float" office:value="7">
            <text:p text:style-name="Table_20_Contents">7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AbstractArtifact.hashCod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AbstractArtifact.getExtraAttribu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Artifact.getAttribute( String att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